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5-31_18-05-58_000.jpg</text:p>
          </table:table-cell>
          <table:table-cell table:style-name="ce26" office:value-type="string">
            <text:p>:PHOTO 記録 / location=~ / topic=終了 / for=ガムテープ / occasion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PHOTO 記録 / location=~ / topic=終了 / for=ガムテープ / occasion=~,other=~">
            <text:p>:PHOTO 記録 / location=~ / topic=終了 / for=ガムテープ / occasion=~,other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5-31_18-48-36_000.mp4</text:p>
          </table:table-cell>
          <table:table-cell table:style-name="ce27" office:value-type="string">
            <text:p>:VIDEO / @自室 / 記録 / jap.flute / 演奏、play / R=1 / genre=melody,for=~,file-piece-id=~,memo=~,session=hour-18,recording-id=~,other=use:dai-kan / follow+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VIDEO / @自室 / 記録 / jap.flute / 演奏、play / R=1 / genre=melody,for=~,file-piece-id=~,memo=~,session=hour-18,recording-id=~,other=use:dai-kan / follow++">
            <text:p>:VIDEO / @自室 / 記録 / jap.flute / 演奏、play / R=1 / genre=melody,for=~,file-piece-id=~,memo=~,session=hour-18,recording-id=~,other=use:dai-kan / follow++</text:p>
          </table:table-cell>
          <table:table-cell table:style-name="ce10" table:formula="of:=RIGHT([.B3];[.K3])" office:value-type="string" office:string-value="mp4">
            <text:p>mp4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7" office:value-type="string">
            <text:p>2023-05-31_19-00-07_000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8" office:value-type="string">
            <text:p>2023-05-31_20-49-02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7" office:value-type="string">
            <text:p>2023-05-31_20-49-0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7" office:value-type="string">
            <text:p>2023-06-01_02-32-46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7" office:value-type="string">
            <text:p>2023-06-01_02-53-00_000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:PHOTO 寝た時刻 / 2023">
            <text:p>:m :PHOTO 寝た時刻 / 2023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7" office:value-type="string">
            <text:p>2023-06-01_07-47-45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:PHOTO 起きた時刻 / 2023">
            <text:p>:m :PHOTO 起きた時刻 / 2023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7" office:value-type="string">
            <text:p>2023-06-01_07-52-25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7" office:value-type="string">
            <text:p>2023-06-01_13-24-59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7" office:value-type="string">
            <text:p>2023-06-01_17-04-21_000.jpg</text:p>
          </table:table-cell>
          <table:table-cell table:style-name="ce26" office:value-type="string">
            <text:p>:m 1*1 RES / JVEMV6 64#238_maeno / 『微粒子から探る物性七変化』 著者=前野昌弘,校注=~ / p.202 / w=,topic=,publisher=~,other=memo+:配糖体；memo+:グリコシド結合；memo+:サポニン；memo+:浮遊選鉱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1*1 RES / JVEMV6 64#238_maeno / 『微粒子から探る物性七変化』 著者=前野昌弘,校注=~ / p.202 / w=,topic=,publisher=~,other=memo+:配糖体；memo+:グリコシド結合；memo+:サポニン；memo+:浮遊選鉱">
            <text:p>:m 1*1 RES / JVEMV6 64#238_maeno / 『微粒子から探る物性七変化』 著者=前野昌弘,校注=~ / p.202 / w=,topic=,publisher=~,other=memo+:配糖体；memo+:グリコシド結合；memo+:サポニン；memo+:浮遊選鉱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5];CONCATENATE([.C25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2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1">2023/06/01</text:date>, <text:time>17:45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01T17:45:24.55</dc:date>
    <dc:creator>iwabuchi ken</dc:creator>
    <meta:editing-duration>P56DT21H39M45S</meta:editing-duration>
    <meta:editing-cycles>18659</meta:editing-cycles>
    <meta:document-statistic meta:table-count="2" meta:cell-count="920" meta:object-count="0"/>
    <meta:user-defined meta:name="qrichtext">1</meta:user-defined>
  </office:meta>
</office:document-meta>
</file>